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TYPE TRAITS</text:span></text:p>
      <text:p text:style-name="P2"><text:span text:style-name="T2"/></text:p>
      <text:p text:style-name="P3"><text:span text:style-name="T2">Type traits allows us to ask compilers some questions: is it an integer? a function? a pointer? Or maybe a class? Does it have a destructor? Can you copy it? Will it throw exceptions? ... This is useful in conditional compilation, where you instruct the compiler to pick the right path according to the type in input. </text:span></text:p>
      <text:p text:style-name="P3"><text:span text:style-name="T2">Type traits can also apply some transformation to a type. For example you can add/remove the cv-specifiers, the reference or the pointer, or you can turn it into a signed/unsigned type as well as many other operations. All of this takes place at compile time!</text:span></text:p>
      <text:p text:style-name="P3"><text:span text:style-name="T2"/></text:p>
      <text:p text:style-name="P3"><text:span text:style-name="T3">WHAT IS IT</text:span></text:p>
      <text:p text:style-name="P3"><text:span text:style-name="T4">Simple template struct that contains a member constant, which in turn holds the answer to the question the type trait asks or the transformation it performs.</text:span></text:p>
      <text:p text:style-name="P3"><draw:frame text:anchor-type="as-char" svg:width="55.25mm" svg:height="11.85mm" style:rel-width="scale" style:rel-height="scale"><draw:object-ole xlink:href="OleObj1"/><draw:image xlink:href="ObjectReplacements/OleObj1"/></draw:frame><text:span text:style-name="T4"/></text:p>
      <text:p text:style-name="P3"><text:span text:style-name="T4">This type trait tells whether a type T is a floating point or not. The member constant, called value will either be set to true or false according to the type passed in as template argument.</text:span></text:p>
      <text:p text:style-name="P3"><text:span text:style-name="T4">On the other hand, std::remove_reference is a type trait that alters the type T, turning T&amp; into T. The member variable type contains the result of the transformation.</text:span></text:p>
      <text:p text:style-name="P3"><text:span text:style-name="T4"/></text:p>
      <text:p text:style-name="P3"><text:span text:style-name="T5">CONDITIONAL COMPILATION</text:span><text:span text:style-name="T6"/></text:p>
      <text:p text:style-name="P3"><text:span text:style-name="T6">Suppose we have two functions, one opmitized with signed and one with unsigned integers.</text:span></text:p>
      <text:p text:style-name="P3"><draw:frame text:anchor-type="as-char" svg:width="152.40mm" svg:height="92.92mm" style:rel-width="scale" style:rel-height="scale"><draw:object-ole xlink:href="OleObj2"/><draw:image xlink:href="ObjectReplacements/OleObj2"/></draw:frame><text:span text:style-name="T6"/></text:p>
      <text:p text:style-name="P3"><text:span text:style-name="T6">Our template function algorithm acts as a dispatcher, the compiler grabs the right function according to the T that is passed.</text:span></text:p>
      <text:p text:style-name="P3"><text:span text:style-name="T6"/></text:p>
      <text:p text:style-name="P3"><text:span text:style-name="T7">ALTERING TYPES</text:span></text:p>
      <text:p text:style-name="P3"><text:span text:style-name="T8">A typical use is std::move: turns a type T into an rvalue reference T&amp;&amp;. Internally it removes a &amp; if required to then attach a &amp;&amp;.</text:span></text:p>
      <text:p text:style-name="P3"><draw:frame text:anchor-type="as-char" svg:width="138.22mm" svg:height="27.94mm" style:rel-width="scale" style:rel-height="scale"><draw:object-ole xlink:href="OleObj3"/><draw:image xlink:href="ObjectReplacements/OleObj3"/></draw:frame><text:span text:style-name="T8"/></text:p>
      <text:p text:style-name="P3"><text:span text:style-name="T8"/></text:p>
      <text:p text:style-name="P3"><text:span text:style-name="T8"/></text:p>
      <text:p text:style-name="P3"><text:span text:style-name="T8">More on type traits:<text:s/></text:span><text:a xlink:href="https://en.wikipedia.org/wiki/Substitution_failure_is_not_an_error"><text:span text:style-name="T9">https://en.wikipedia.org/wiki/Substitution_failure_is_not_an_error</text:span></text:a><text:span text:style-name="T10"/></text:p>
      <text:p text:style-name="P3"><text:a xlink:href="https://arne-mertz.de/2016/10/tag-dispatch/"><text:span text:style-name="T11">https://arne-mertz.de/2016/10/tag-dispatch/</text:span></text:a><text:span text:style-name="T12"/></text:p>
      <text:p text:style-name="P3"><text:span text:style-name="T12">More on templates:<text:s/></text:span><text:a xlink:href="https://www.codeproject.com/Articles/257589/An-Idiots-Guide-to-Cplusplus-Templates-Part-1"><text:span text:style-name="T13">https://www.codeproject.com/Articles/257589/An-Idiots-Guide-to-Cplusplus-Templates-Part-1</text:span></text:a><text:span text:style-name="T14"/></text:p>
      <text:p text:style-name="P3"><text:span text:style-name="T14"/></text:p>
      <text:p text:style-name="P3"><text:span text:style-name="T14"/></text:p>
      <text:p text:style-name="P3"><text:span text:style-name="T14"/></text:p>
      <text:p text:style-name="P4"><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